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Neue, 'TeX Gyre Heros', TeXGyreHeros, FreeSans, 'Nimbus Sans L', 'Liberation Sans', Helvetica, Arial, sans-serif"/>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6" style:family="paragraph" style:parent-style-name="Standard" style:master-page-name="">
      <style:paragraph-properties fo:margin-left="0.0102in" fo:margin-right="0in" fo:line-height="200%" fo:text-align="start" style:justify-single-word="false" fo:text-indent="0in" style:auto-text-indent="false" style:page-number="auto"/>
    </style:style>
    <style:style style:name="P7"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Standard">
      <style:paragraph-properties fo:line-height="200%" fo:text-align="start" style:justify-single-word="false"/>
    </style:style>
    <style:style style:name="P9" style:family="paragraph" style:parent-style-name="Standard">
      <style:paragraph-properties fo:margin-left="0.0102in" fo:margin-right="0in" fo:line-height="200%" fo:text-align="start" style:justify-single-word="false" fo:text-indent="0in" style:auto-text-indent="false"/>
    </style:style>
    <style:style style:name="P10" style:family="paragraph" style:parent-style-name="Standard">
      <style:paragraph-properties fo:margin-left="0.0102in" fo:margin-right="0in" fo:line-height="200%" fo:text-align="start" style:justify-single-word="false" fo:text-indent="0in" style:auto-text-indent="false"/>
      <style:text-properties style:font-name="Times New Roman" fo:font-size="12pt" style:font-size-asian="12pt" style:font-size-complex="12pt"/>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italic" fo:font-weight="normal" style:font-size-asian="12pt" style:font-size-complex="12pt"/>
    </style:style>
    <style:style style:name="T3" style:family="text">
      <style:text-properties fo:font-variant="normal" fo:text-transform="none" fo:color="#000000" style:font-name="Times New Roman" fo:font-size="12pt" fo:letter-spacing="normal" fo:font-weight="normal" style:font-size-asian="12pt" style:font-size-complex="12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italic" fo:font-weight="normal"/>
    </style:style>
    <style:style style:name="T6" style:family="text">
      <style:text-properties style:font-name="Times New Roman" fo:font-size="12pt" style:font-size-asian="12pt" style:font-size-complex="12pt"/>
    </style:style>
    <style:style style:name="T7" style:family="text">
      <style:text-properties fo:background-color="#ffff00"/>
    </style:style>
    <style:style style:name="T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creator>Zachariah Alber</dc:creator><dc:date>2016-04-19T16:54:27.64</dc:date><text:p text:style-name="P11"><text:span text:style-name="T8">Next fall needs to go to writing center.</text:span></text:p></office:annotation>Zachariah A. Alber</text:p>
      <text:p text:style-name="P2">Dr. Neumann</text:p>
      <text:p text:style-name="P2">Senior Project I</text:p>
      <text:p text:style-name="P2">15 February, 2016</text:p>
      <text:p text:style-name="P3">How the I <text:s/>nvestment in Virtual reality has improved our Society<office:annotation><dc:creator>Zachariah Alber</dc:creator><dc:date>2016-04-20T17:51:59.29</dc:date><text:p text:style-name="P12"><text:span text:style-name="T9">Better title? Need revised?</text:span></text:p></office:annotation></text:p>
      <text:p text:style-name="P4"><text:tab/>With virtual reality headsets making a big appearance in today's market, one would think that<office:annotation><dc:creator>Zachariah Alber</dc:creator><dc:date>2016-04-19T16:54:55.64</dc:date><text:p text:style-name="P11"><text:span text:style-name="T8">Needs more work and more information added to it. Revise a little bit to title. Insert the game industry is fueling this.</text:span></text:p></office:annotation> this is virtual reality's first <text:s/>debut in society's technology. However, virtual reality has been here around the time of the 1830s and not used in technology until the 1930s. The use of it can be implemented in many certain types of situations such as entertainment, simulations, learning purposes, work, and many more to come. With virtual reality playing a somewhat small part in our society, it can bring certain effects that can be good or bad. In this paper <text:s/>virtual realities effects on actual reality and how will be brought to the surface and the discussion on how analyzers can put the data to use through explaining what virtual<office:annotation><dc:creator>Zachariah Alber</dc:creator><dc:date>2016-04-19T16:55:33.64</dc:date><text:p text:style-name="P11"><text:span text:style-name="T8">Better thesis? Need to add the effects of it.</text:span></text:p></office:annotation> reality is, the history of virtual reality, virtual reality situations, what it is used for today, and experimentation. <text:s/></text:p>
      <text:p text:style-name="P4"><text:tab/><office:annotation><dc:creator>Zachariah Alber</dc:creator><dc:date>2016-04-20T00:22:05.64</dc:date><text:p text:style-name="P11"><text:span text:style-name="T8">This paragraph might need more added or revised. Also, probably need to add more to my literature review</text:span></text:p></office:annotation>To understand virtual reality, one must know what it is before they can conceive the idea of it. Virtual reality is essentially a world that is generated through computer graphics that a user can search throughout that world and interact with its components.(6) How the world is generated and perceived depends on what type of world is implemented. It can be be world based on a non-fictitious geographical location somewhere on planet earth or a fictitious world based on ones imagination. <text:span text:style-name="T7">This goes the same as for the</text:span> interaction a user can do in said environment in a way. Interaction only goes as far as how much programming had been done with that part of the code. If, the developer put a lot of work into that part there will be a great amount of <text:s/>interaction and if it is the opposite a lot less. There are many ways of accomplishing the rendering and sensational effects virtual reality provides. Most are simulated through a headset with gloves or controllers and may include <text:span text:style-name="T7">multidirectional</text:span> treadmills.(6) <text:soft-page-break/>Others are displayed in specially designed equipment simulators that certain industries such as the military have developed.</text:p>
      <text:p text:style-name="P4"><text:tab/><office:annotation><dc:creator>Zachariah Alber</dc:creator><dc:date>2016-04-20T15:58:33.68</dc:date><text:p text:style-name="P12"><text:span text:style-name="T9">Kind of an intro into exploring certain situations that are used with VR.</text:span></text:p></office:annotation>Now that virtual reality has been explained and there is a better understanding of it, we can thoroughly explore what it is used in today's society to identify the effects it can have on an individual. To better clarify what is being written and analyzed, seeing how it is used will give a better understanding of how the effects can affect an individual in that particular situation, and to see how researchers have correlated those <text:s/>effects into positive help. </text:p>
      <text:p text:style-name="P4"><text:tab/>//maybe a history part here</text:p>
      <text:p text:style-name="P4"><text:tab/><office:annotation><dc:creator>Zachariah Alber</dc:creator><dc:date>2016-04-20T21:00:28.45</dc:date><text:p text:style-name="P12"><text:span text:style-name="T9">This section might need to be shortened? Revised? </text:span></text:p></office:annotation>The first area that will be explored is virtual reality used in therapy for post traumatic stress disorder (PTSD) that is related around combat vets and non-combat vets. Vets around 2001 that were subject to PTSD were score on a PTSD checklist-military version to see if they had PTSD. 13.2% infantry men had met the criteria for PTSD and direct combat related vets had a high of 30%. (,2). Prolonged exposure (PE) therapy was used at the time, but it only used the sensory memory and imagination.(,2) Patients were not always willing to use their imagination or bring up the past events. Sometimes the PE would fail because a patient was unwilling.(,2) This lead researchers to explore different ways of treating subjects (,2). <text:s text:c="2"/></text:p>
      <text:p text:style-name="P4"><text:tab/>Near around 2007 a successful system called virtual reality exposure treatment (VRET) to help enhance prolonged exposure (PE) therapy. VRET could also be used as an alternative therapy procedure instead of using PE. This time period was around when the IRAQ/Afghanistan war was coming to an end and many of the PTSD had been accustom to a digital gaming technology (,2). It made them more likely to open up their barriers and find this more appealing.(,2) The VR system consisted of equipment that <text:s/>produced directional 3d audio, a vibrotactile stimuli, and olfactory stimuli. (,3) Therapist could then implement the stimuli live throughout the sessions when a vet would be using the VR. (,3) They had the complete control over the world that was being simulated. VRET only had <text:soft-page-break/>four scenario at the time in 2007. The scenarios consisted 3 Humvee scenarios and one patrol scenario in the middle east. (,3) The virtual reality system would then go on to be tested in many sorts of testing groups to see if it is a plausible system.</text:p>
      <text:p text:style-name="P4"><text:tab/>VRET was only used when it came to the fourth through tenth session at moderate stress levels in contained areas. It was tested on both PTSD vets and regular vets. (,2) Yet, when it came to the final results, they concluded to be very positive. The system was considered feasible and safe. For example in a session of 28 vets the PTSD checklist-military version had shown that scores had dropped.(,33) Sessions even came to show that some vets dropped below the line of being considered PTSD due to VRET. (,33) Yet, there is still more work to be done in improving virtual reality <text:s/>in the PTSD community. Bravemind is being made, built off VRET. It's a more enhanced version of VRET.(,33) There also needs to be more scenarios made to help other service men. The scenarios right now only apply to combat-related positions. Other servicemen the VRET might target for later research would be corpsmen and medics.(,33) Sexual trauma in the service is another topic they are planning to hit.(,34) Overall, VRET will be improved upon to be a better system that combats PTSD. This example of how VR can help better society is only one of many. Not only does it help with societies problems, virtual reality can lead helping an individual learn motor skills and help them rehabilitate. </text:p>
      <text:p text:style-name="P4"><text:tab/>Neuroplasticity and its correlation with virtual reality <text:s/>is the next topic in which we will explore. So what is neruoplasticity? It is “the ability of the nervous system to undergo physiological changes as a result of genetic, behavioral, and environmental changes.”(7,6) The objective of using both neuroplasticity and virtual reality together is to essentially help a patient learn motor skills and rehabilitate. <office:annotation><dc:creator>Zachariah Alber</dc:creator><dc:date>2016-04-20T23:58:57.11</dc:date><text:p text:style-name="P12"><text:span text:style-name="T9">Continue here. Most you have in senior paper folder, notes, and the library loan.</text:span></text:p></office:annotation></text:p>
      <text:p text:style-name="P4"><text:tab/>//summary of literature review</text:p>
      <text:p text:style-name="P4"><text:tab/>//actual experimentation</text:p>
      <text:p text:style-name="P4"><text:tab/>//discussion with analyzed data </text:p>
      <text:p text:style-name="P4"><text:soft-page-break/><text:tab/>//conclusion</text:p>
      <text:p text:style-name="P4"/>
      <text:p text:style-name="P4"/>
      <text:p text:style-name="P3">Work Cited<office:annotation><dc:creator>Zachariah Alber</dc:creator><dc:date>2016-04-19T23:57:52.65</dc:date><text:p text:style-name="P11"><text:span text:style-name="T8">I added numbers to help me remember what I cited. Will correct its format when I'm close to finish</text:span></text:p></office:annotation></text:p>
      <text:p text:style-name="P6"><text:span text:style-name="T1">1A. Jones, J. E. Swan, G. Singh and E. Kolstad, "The Effects of Virtual Reality, <text:tab/>Augmented Reality, and Motion Parallax on Egocentric Depth Perception," </text:span><text:span text:style-name="Emphasis"><text:span text:style-name="T3">2008 <text:tab/>IEEE Virtual Reality Conference</text:span></text:span><text:span text:style-name="T1">, Reno, NE, 2008, pp. 267-268.</text:span><text:span text:style-name="T6"> </text:span></text:p>
      <text:p text:style-name="P9"><text:span text:style-name="T1">2A. Rizzo, A. Hartholt, M. Grimani, A. Leeds and M. Liewer, "Virtual Reality Exposure Therapy for</text:span><text:span text:style-name="T1"><office:annotation><dc:creator>Zachariah Alber</dc:creator><dc:date>2016-04-20T22:55:24.12</dc:date><text:p text:style-name="P12"><text:span text:style-name="T9">used</text:span></text:p></office:annotation></text:span><text:span text:style-name="T1"> Combat-Related Posttraumatic Stress Disorder," in </text:span><text:span text:style-name="Emphasis"><text:span text:style-name="T3">Computer</text:span></text:span><text:span text:style-name="T1">, vol. 47, no. 7, pp. 31-37, July 2014.</text:span><text:span text:style-name="T6"> </text:span></text:p>
      <text:p text:style-name="P9"><text:span text:style-name="T1"/></text:p>
      <text:p text:style-name="P10"><text:span text:style-name="T4">7Cheung, Katharine L., Eugene Tunik, Sergei V. Adamovich, and Lara A. Boyd. "Neuroplasticity and</text:span><text:span text:style-name="T4"><office:annotation><dc:creator>Zachariah Alber</dc:creator><dc:date>2016-04-20T23:37:18.18</dc:date><text:p text:style-name="P12"><text:span text:style-name="T9">used</text:span></text:p></office:annotation></text:span><text:span text:style-name="T4"> Virtual Reality."</text:span><text:span text:style-name="T5">Virtual Reality for Physical and Motor Rehabilitation Virtual Reality Technologies for Health and Clinical Applications </text:span><text:span text:style-name="T4">(2014): 5-24. Web</text:span> .</text:p>
      <text:p text:style-name="P5"/>
      <text:p text:style-name="P4"><text:span text:style-name="T1">3D. L. Eaves, G. Breslin and P. van Schaik, "The Short-Term Effects of Real-Time Virtual Reality Feedback on Motor Learning in Dance," in</text:span><text:span text:style-name="Emphasis"><text:span text:style-name="T3">Presence</text:span></text:span><text:span text:style-name="T1">, vol. 20, no. 1, pp. <text:tab/>62-77, Feb. 1 2011.</text:span><text:span text:style-name="T6"> </text:span></text:p>
      <text:p text:style-name="P5"/>
      <text:p text:style-name="P4"><text:span text:style-name="T1">4H. F. Bagce, S. Saleh, S. V. Adamovich and E. Tunik, "Visuomotor discordance in <text:tab/>virtual reality: Effects on online motor control,"</text:span><text:span text:style-name="Emphasis"><text:span text:style-name="T3">2011 Annual International <text:tab/>Conference of the IEEE Engineering in Medicine and Biology Society</text:span></text:span><text:span text:style-name="T1">, Boston, <text:tab/>MA, 2011, pp. 7262-7265.</text:span><text:span text:style-name="T6"> </text:span></text:p>
      <text:p text:style-name="P4"><text:span text:style-name="T1">"History Of Virtual Reality - Virtual Reality."</text:span><text:span text:style-name="T2">Virtual Reality Society</text:span><text:span text:style-name="T1">. N.p., 25 Dec. 2015. Web. 20 Apr. 2016.</text:span><text:span text:style-name="T6"> </text:span></text:p>
      <text:p text:style-name="P7"/>
      <text:p text:style-name="P4"><text:span text:style-name="T1">5S. V. G. Cobb, S. Nichols, A. Ramsey and J. R. Wilson, "Virtual Reality-Induced Symptoms and </text:span><text:soft-page-break/><text:span text:style-name="T1">Effects (VRISE)," in </text:span><text:span text:style-name="Emphasis"><text:span text:style-name="T3">Presence</text:span></text:span><text:span text:style-name="T1">, vol. 8, no. 2, pp. 169-186, April 1999.</text:span><text:span text:style-name="T6"> </text:span></text:p>
      <text:p text:style-name="P7"/>
      <text:p text:style-name="P4"><text:span text:style-name="T1">6"What Is Virtual Reality? - Virtual Reality."</text:span><text:span text:style-name="T2">Virtual Reality Society</text:span><text:span text:style-name="T1">. N.p., 24 Dec. 2015. Web. 20 Feb.</text:span><text:span text:style-name="T1"><office:annotation><dc:creator>Zachariah Alber</dc:creator><dc:date>2016-04-20T22:55:06.19</dc:date><text:p text:style-name="P12"><text:span text:style-name="T9">used</text:span></text:p></office:annotation></text:span><text:span text:style-name="T1"> 2016.</text:span>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Neue, 'TeX Gyre Heros', TeXGyreHeros, FreeSans, 'Nimbus Sans L', 'Liberation Sans', Helvetica, Arial, sans-serif"/>
    <style:font-face style:name="Arial2"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lber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achariah Alber</meta:initial-creator>
    <meta:creation-date>2016-04-10T21:03:07.09</meta:creation-date>
    <dc:date>2016-04-20T23:59:28.30</dc:date>
    <dc:creator>Zachariah Alber</dc:creator>
    <meta:editing-duration>PT19H36M5S</meta:editing-duration>
    <meta:editing-cycles>37</meta:editing-cycles>
    <meta:generator>OpenOffice/4.1.1$Win32 OpenOffice.org_project/411m6$Build-9775</meta:generator>
    <meta:document-statistic meta:table-count="0" meta:image-count="0" meta:object-count="0" meta:page-count="5" meta:paragraph-count="27" meta:word-count="1276" meta:character-count="7714"/>
  </office:meta>
</office:document-meta>
</file>